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0be29" officeooo:paragraph-rsid="001a8bbd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a8bbd" officeooo:paragraph-rsid="001a8bbd" style:font-style-asian="normal" style:font-weight-asian="normal" style:font-style-complex="normal" style:font-weight-complex="normal"/>
    </style:style>
    <style:style style:name="P11" style:family="paragraph" style:parent-style-name="Table_20_Contents">
      <style:text-properties officeooo:rsid="001a8bbd" officeooo:paragraph-rsid="001a8bbd"/>
    </style:style>
    <style:style style:name="T1" style:family="text">
      <style:text-properties officeooo:rsid="00180735"/>
    </style:style>
    <style:style style:name="T2" style:family="text">
      <style:text-properties officeooo:rsid="001a8b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9.2 Modifier une annonce 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1">Modifier une annonce d'un article en vent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modifier une annonce d'un article mis en vente. 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1">Admini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8">Lorsque l'utilisateur désire <text:span text:style-name="T1">modifier une annonce d'un article mis en vente,</text:span> il lui faut être authentifié <text:span text:style-name="T2">en tant qu'administrateur. Par la suite, il doit sélectionné l'annonce à modifier. </text:span></text:p>
      <text:p text:style-name="P3"/>
      <text:p text:style-name="P2">Scénario d'opération</text:p>
      <text:list xml:id="list3825269390393038206" text:style-name="L1">
        <text:list-item>
          <text:p text:style-name="P7">L'utilisateur s'authentifie et passe alors au status de «<text:span text:style-name="T2">administrateur</text:span>».</text:p>
        </text:list-item>
        <text:list-item>
          <text:p text:style-name="P9">L<text:span text:style-name="T2">'administrateur choisi l'annonce à modifier.</text:span></text:p>
        </text:list-item>
        <text:list-item>
          <text:p text:style-name="P10">Modifie son contenu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2:50:59.025005637</dc:date>
    <meta:editing-duration>PT42M37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91" meta:character-count="653" meta:non-whitespace-character-count="583"/>
  </office:meta>
</office:document-meta>
</file>